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itéri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Id da fonte</text:p>
          </table:table-cell>
          <table:table-cell table:number-columns-repeated="2"/>
          <table:table-cell office:value-type="string" calcext:value-type="string">
            <text:p>Fontes:</text:p>
          </table:table-cell>
          <table:table-cell/>
        </table:table-row>
        <table:table-row table:style-name="ro1">
          <table:table-cell office:value-type="string" calcext:value-type="string">
            <text:p>SN2012fr</text:p>
          </table:table-cell>
          <table:table-cell office:value-type="string" calcext:value-type="string">
            <text:p>observador</text:p>
          </table:table-cell>
          <table:table-cell office:value-type="string" calcext:value-type="string">
            <text:p>Zhang, Juji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SN2005c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ne.space</text:p>
          </table:table-cell>
        </table:table-row>
        <table:table-row table:style-name="ro1">
          <table:table-cell office:value-type="string" calcext:value-type="string">
            <text:p>SN2006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iserep</text:p>
          </table:table-cell>
        </table:table-row>
        <table:table-row table:style-name="ro1">
          <table:table-cell office:value-type="string" calcext:value-type="string">
            <text:p>SN2001V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3du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1f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4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4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d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2d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b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8aq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l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a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a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0c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d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a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b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8ar</text:p>
          </table:table-cell>
          <table:table-cell office:value-type="string" calcext:value-type="string">
            <text:p>instrumento</text:p>
          </table:table-cell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1e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a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f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e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6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3k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8b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2dj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l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f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b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hj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2010ae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994a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f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W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g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s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3bh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is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2009Y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TF13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72E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995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c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Z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8b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bm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kk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nq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2009a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3ew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995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m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ci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8dh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a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b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TF14bd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2h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7bq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jy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b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q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5b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0c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1c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1e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c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d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eu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4fu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k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c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k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b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1b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h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4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eu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gj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jg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b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9g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1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f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1d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ki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g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9a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7d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1bg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k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h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s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ux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9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9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9c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hw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2:57:07.5459473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58:53.893393318</meta:creation-date>
    <dc:date>2020-02-25T13:24:11.598560761</dc:date>
    <meta:editing-duration>PT1H59M41S</meta:editing-duration>
    <meta:editing-cycles>18</meta:editing-cycles>
    <meta:generator>LibreOffice/6.0.7.3$Linux_X86_64 LibreOffice_project/00m0$Build-3</meta:generator>
    <meta:document-statistic meta:table-count="1" meta:cell-count="390" meta:object-count="0"/>
  </office:meta>
</office:document-meta>
</file>